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.cancel( Ac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zard.removeForwardSte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.getPreviousSte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izard.getCurrentSt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.gotoStep( Ac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izard.Wiz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.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izard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.getCou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zard.regist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izard.finish( Ac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zard.next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zard.isPrevious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